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e7e6" officeooo:paragraph-rsid="0010e7e6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0e7e6" officeooo:paragraph-rsid="0010e7e6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0e7e6" officeooo:paragraph-rsid="0010e7e6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0e7e6" officeooo:paragraph-rsid="0010e7e6" style:font-size-asian="10.5pt" style:font-weight-asian="normal" style:font-size-complex="12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Times New Roman" fo:font-size="12pt" fo:font-weight="normal" officeooo:rsid="001133a8" officeooo:paragraph-rsid="001133a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133a8" officeooo:paragraph-rsid="001133a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weight="bold" officeooo:rsid="0010e7e6" officeooo:paragraph-rsid="0010e7e6" style:font-size-asian="10.5pt" style:font-weight-asian="bold" style:font-size-complex="12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197c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tokoll Coding-Team 11.6.2018</text:p>
      <text:p text:style-name="P2"/>
      <text:p text:style-name="P7">Triangle.cs</text:p>
      <text:list xml:id="list2444257333" text:style-name="L1">
        <text:list-item>
          <text:p text:style-name="P4">Codeoptimierung: <text:span text:style-name="T2">Einzelne </text:span>Code-Bl<text:span text:style-name="T2">ö</text:span>cke zu einer Zeile zusammengefasst</text:p>
        </text:list-item>
        <text:list-item>
          <text:p text:style-name="P4">Überprüfung: Limits überprüft <text:span text:style-name="T2">(obere Code-Hälfte)</text:span></text:p>
        </text:list-item>
      </text:list>
      <text:p text:style-name="P3"/>
      <text:list xml:id="list145245014322678" text:continue-numbering="true" text:style-name="L1">
        <text:list-item>
          <text:p text:style-name="P4">Ausstehend: Komplette Optimierung der einzelnen Blöcke</text:p>
        </text:list-item>
      </text:list>
      <text:p text:style-name="P3"/>
      <text:p text:style-name="P7">Square.cs</text:p>
      <text:list xml:id="list525548269" text:style-name="L2">
        <text:list-item>
          <text:p text:style-name="P5">Überprüfung: Limits überprüft</text:p>
        </text:list-item>
      </text:list>
      <text:p text:style-name="P6"/>
      <text:list xml:id="list145243822277090" text:continue-numbering="true" text:style-name="L2">
        <text:list-item>
          <text:p text:style-name="P5">Ausstehend: Codeoptimierung wie in <text:span text:style-name="T1">Triangle.cs</text:span>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4:31:11.541000000</meta:creation-date>
    <dc:date>2018-06-11T14:50:39.403000000</dc:date>
    <meta:editing-duration>PT9M16S</meta:editing-duration>
    <meta:editing-cycles>2</meta:editing-cycles>
    <meta:generator>LibreOffice/5.4.2.2$Windows_X86_64 LibreOffice_project/22b09f6418e8c2d508a9eaf86b2399209b0990f4</meta:generator>
    <meta:document-statistic meta:table-count="0" meta:image-count="0" meta:object-count="0" meta:page-count="1" meta:paragraph-count="8" meta:word-count="36" meta:character-count="302" meta:non-whitespace-character-count="279"/>
  </office:meta>
</office:document-meta>
</file>